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solid" svg:stroke-width="0.037cm" svg:stroke-color="#000000" draw:stroke-linejoin="miter" svg:stroke-linecap="square" draw:fill="solid" draw:fill-color="#f8766d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000000" draw:stroke-linejoin="miter" svg:stroke-linecap="square" draw:fill="solid" draw:fill-color="#7cae00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37cm" svg:stroke-color="#000000" draw:stroke-linejoin="miter" svg:stroke-linecap="square" draw:fill="solid" draw:fill-color="#00bfc4" fo:padding-top="0.018cm" fo:padding-bottom="0.018cm" fo:padding-left="0.018cm" fo:padding-right="0.018cm"/>
    </style:style>
    <style:style style:name="gr8" style:family="graphic" style:parent-style-name="standard">
      <style:graphic-properties draw:stroke="solid" svg:stroke-width="0.037cm" svg:stroke-color="#000000" draw:stroke-linejoin="miter" svg:stroke-linecap="square" draw:fill="solid" draw:fill-color="#c77cff" fo:padding-top="0.018cm" fo:padding-bottom="0.018cm" fo:padding-left="0.018cm" fo:padding-right="0.018cm"/>
    </style:style>
    <style:style style:name="gr9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6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4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2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3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6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696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f2f2f2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8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77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8766d"/>
    </style:style>
    <style:style style:name="P5" style:family="paragraph">
      <loext:graphic-properties draw:fill="solid" draw:fill-color="#7cae00"/>
    </style:style>
    <style:style style:name="P6" style:family="paragraph">
      <loext:graphic-properties draw:fill="solid" draw:fill-color="#00bfc4"/>
    </style:style>
    <style:style style:name="P7" style:family="paragraph">
      <loext:graphic-properties draw:fill="solid" draw:fill-color="#c77cff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solid" draw:fill-color="#f2f2f2"/>
    </style:style>
    <style:style style:name="P12" style:family="paragraph">
      <loext:graphic-properties draw:fill="none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4d4d4d" style:font-name="Helvetica1" fo:font-size="9pt" style:font-size-asian="9pt" style:font-name-complex="Helvetica1" style:font-size-complex="9pt"/>
    </style:style>
    <style:style style:name="T2" style:family="text">
      <style:text-properties fo:color="#000000" style:font-name="Helvetica1" fo:font-size="11pt" style:font-size-asian="11pt" style:font-name-complex="Helvetica1" style:font-size-complex="11pt"/>
    </style:style>
    <style:style style:name="T3" style:family="text">
      <style:text-properties fo:color="#000000" style:font-name="Helvetica1" fo:font-size="9pt" style:font-size-asian="9pt" style:font-name-complex="Helvetica1" style:font-size-complex="9pt"/>
    </style:style>
    <style:style style:name="T4" style:family="text">
      <style:text-properties fo:color="#000000" style:font-name="Helvetica1" fo:font-size="13pt" style:font-size-asian="13pt" style:font-name-complex="Helvetica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61cm" svg:height="17.762cm" svg:x="0cm" svg:y="-0.018cm" svg:viewBox="0 0 17762 17763" draw:points="0,17763 17762,17763 17762,0 0,0">
          <text:p/>
        </draw:polygon>
        <draw:polygon draw:style-name="gr2" draw:text-style-name="P2" draw:layer="layout" svg:width="12.2cm" svg:height="15.82cm" svg:x="1.454cm" svg:y="0.799cm" svg:viewBox="0 0 12201 15821" draw:points="0,15821 12201,15821 12201,0 0,0">
          <text:p/>
        </draw:polygon>
        <draw:line draw:style-name="gr3" draw:text-style-name="P3" draw:layer="layout" svg:x1="1.454cm" svg:y1="13.134cm" svg:x2="13.655cm" svg:y2="13.134cm">
          <text:p/>
        </draw:line>
        <draw:line draw:style-name="gr3" draw:text-style-name="P3" draw:layer="layout" svg:x1="1.454cm" svg:y1="7.602cm" svg:x2="13.655cm" svg:y2="7.602cm">
          <text:p/>
        </draw:line>
        <draw:line draw:style-name="gr3" draw:text-style-name="P3" draw:layer="layout" svg:x1="1.454cm" svg:y1="2.071cm" svg:x2="13.655cm" svg:y2="2.071cm">
          <text:p/>
        </draw:line>
        <draw:line draw:style-name="gr4" draw:text-style-name="P3" draw:layer="layout" svg:x1="1.454cm" svg:y1="15.9cm" svg:x2="13.655cm" svg:y2="15.9cm">
          <text:p/>
        </draw:line>
        <draw:line draw:style-name="gr4" draw:text-style-name="P3" draw:layer="layout" svg:x1="1.454cm" svg:y1="10.368cm" svg:x2="13.655cm" svg:y2="10.368cm">
          <text:p/>
        </draw:line>
        <draw:line draw:style-name="gr4" draw:text-style-name="P3" draw:layer="layout" svg:x1="1.454cm" svg:y1="4.836cm" svg:x2="13.655cm" svg:y2="4.836cm">
          <text:p/>
        </draw:line>
        <draw:line draw:style-name="gr4" draw:text-style-name="P3" draw:layer="layout" svg:x1="3.197cm" svg:y1="16.619cm" svg:x2="3.197cm" svg:y2="0.799cm">
          <text:p/>
        </draw:line>
        <draw:line draw:style-name="gr4" draw:text-style-name="P3" draw:layer="layout" svg:x1="6.102cm" svg:y1="16.619cm" svg:x2="6.102cm" svg:y2="0.799cm">
          <text:p/>
        </draw:line>
        <draw:line draw:style-name="gr4" draw:text-style-name="P3" draw:layer="layout" svg:x1="9.007cm" svg:y1="16.619cm" svg:x2="9.007cm" svg:y2="0.799cm">
          <text:p/>
        </draw:line>
        <draw:line draw:style-name="gr4" draw:text-style-name="P3" draw:layer="layout" svg:x1="11.912cm" svg:y1="16.619cm" svg:x2="11.912cm" svg:y2="0.799cm">
          <text:p/>
        </draw:line>
        <draw:polygon draw:style-name="gr5" draw:text-style-name="P4" draw:layer="layout" svg:width="2.614cm" svg:height="2.456cm" svg:x="1.89cm" svg:y="7.912cm" svg:viewBox="0 0 2615 2457" draw:points="0,2457 2615,2457 2615,0 0,0">
          <text:p/>
        </draw:polygon>
        <draw:polygon draw:style-name="gr6" draw:text-style-name="P5" draw:layer="layout" svg:width="2.614cm" svg:height="1.538cm" svg:x="4.795cm" svg:y="8.83cm" svg:viewBox="0 0 2615 1539" draw:points="0,1539 2615,1539 2615,0 0,0">
          <text:p/>
        </draw:polygon>
        <draw:polygon draw:style-name="gr7" draw:text-style-name="P6" draw:layer="layout" svg:width="2.614cm" svg:height="1.228cm" svg:x="7.7cm" svg:y="9.14cm" svg:viewBox="0 0 2615 1229" draw:points="0,1229 2615,1229 2615,0 0,0">
          <text:p/>
        </draw:polygon>
        <draw:polygon draw:style-name="gr8" draw:text-style-name="P7" draw:layer="layout" svg:width="2.614cm" svg:height="0.553cm" svg:x="10.605cm" svg:y="9.815cm" svg:viewBox="0 0 2615 554" draw:points="0,554 2615,554 2615,0 0,0">
          <text:p/>
        </draw:polygon>
        <draw:line draw:style-name="gr9" draw:text-style-name="P3" draw:layer="layout" svg:x1="2.907cm" svg:y1="2.425cm" svg:x2="3.488cm" svg:y2="2.425cm">
          <text:p/>
        </draw:line>
        <draw:line draw:style-name="gr9" draw:text-style-name="P3" draw:layer="layout" svg:x1="3.197cm" svg:y1="2.425cm" svg:x2="3.197cm" svg:y2="13.399cm">
          <text:p/>
        </draw:line>
        <draw:line draw:style-name="gr9" draw:text-style-name="P3" draw:layer="layout" svg:x1="2.907cm" svg:y1="13.399cm" svg:x2="3.488cm" svg:y2="13.399cm">
          <text:p/>
        </draw:line>
        <draw:line draw:style-name="gr9" draw:text-style-name="P3" draw:layer="layout" svg:x1="5.812cm" svg:y1="3.796cm" svg:x2="6.393cm" svg:y2="3.796cm">
          <text:p/>
        </draw:line>
        <draw:line draw:style-name="gr9" draw:text-style-name="P3" draw:layer="layout" svg:x1="6.102cm" svg:y1="3.796cm" svg:x2="6.102cm" svg:y2="13.864cm">
          <text:p/>
        </draw:line>
        <draw:line draw:style-name="gr9" draw:text-style-name="P3" draw:layer="layout" svg:x1="5.812cm" svg:y1="13.864cm" svg:x2="6.393cm" svg:y2="13.864cm">
          <text:p/>
        </draw:line>
        <draw:line draw:style-name="gr9" draw:text-style-name="P3" draw:layer="layout" svg:x1="8.716cm" svg:y1="4.062cm" svg:x2="9.297cm" svg:y2="4.062cm">
          <text:p/>
        </draw:line>
        <draw:line draw:style-name="gr9" draw:text-style-name="P3" draw:layer="layout" svg:x1="9.007cm" svg:y1="4.062cm" svg:x2="9.007cm" svg:y2="14.218cm">
          <text:p/>
        </draw:line>
        <draw:line draw:style-name="gr9" draw:text-style-name="P3" draw:layer="layout" svg:x1="8.716cm" svg:y1="14.218cm" svg:x2="9.297cm" svg:y2="14.218cm">
          <text:p/>
        </draw:line>
        <draw:line draw:style-name="gr9" draw:text-style-name="P3" draw:layer="layout" svg:x1="11.621cm" svg:y1="4.859cm" svg:x2="12.202cm" svg:y2="4.859cm">
          <text:p/>
        </draw:line>
        <draw:line draw:style-name="gr9" draw:text-style-name="P3" draw:layer="layout" svg:x1="11.912cm" svg:y1="4.859cm" svg:x2="11.912cm" svg:y2="14.771cm">
          <text:p/>
        </draw:line>
        <draw:line draw:style-name="gr9" draw:text-style-name="P3" draw:layer="layout" svg:x1="11.621cm" svg:y1="14.771cm" svg:x2="12.202cm" svg:y2="14.771cm">
          <text:p/>
        </draw:line>
        <draw:frame draw:style-name="gr10" draw:text-style-name="P9" draw:layer="layout" svg:width="0.633cm" svg:height="0.462cm" svg:x="0.654cm" svg:y="15.65cm">
          <draw:text-box>
            <text:p text:style-name="P8"><text:span text:style-name="T1">−</text:span><text:span text:style-name="T1">0.5</text:span></text:p>
          </draw:text-box>
        </draw:frame>
        <draw:frame draw:style-name="gr11" draw:text-style-name="P9" draw:layer="layout" svg:width="0.447cm" svg:height="0.462cm" svg:x="0.839cm" svg:y="10.118cm">
          <draw:text-box>
            <text:p text:style-name="P8"><text:span text:style-name="T1">0.0</text:span></text:p>
          </draw:text-box>
        </draw:frame>
        <draw:line draw:style-name="gr12" draw:text-style-name="P3" draw:layer="layout" svg:x1="3.197cm" svg:y1="16.715cm" svg:x2="3.197cm" svg:y2="16.619cm">
          <text:p/>
        </draw:line>
        <draw:line draw:style-name="gr12" draw:text-style-name="P3" draw:layer="layout" svg:x1="6.102cm" svg:y1="16.715cm" svg:x2="6.102cm" svg:y2="16.619cm">
          <text:p/>
        </draw:line>
        <draw:line draw:style-name="gr12" draw:text-style-name="P3" draw:layer="layout" svg:x1="9.007cm" svg:y1="16.715cm" svg:x2="9.007cm" svg:y2="16.619cm">
          <text:p/>
        </draw:line>
        <draw:line draw:style-name="gr12" draw:text-style-name="P3" draw:layer="layout" svg:x1="11.912cm" svg:y1="16.715cm" svg:x2="11.912cm" svg:y2="16.619cm">
          <text:p/>
        </draw:line>
        <draw:frame draw:style-name="gr11" draw:text-style-name="P9" draw:layer="layout" svg:width="0.447cm" svg:height="0.462cm" svg:x="0.839cm" svg:y="4.586cm">
          <draw:text-box>
            <text:p text:style-name="P8"><text:span text:style-name="T1">0.5</text:span></text:p>
          </draw:text-box>
        </draw:frame>
        <draw:frame draw:style-name="gr13" draw:text-style-name="P9" draw:layer="layout" svg:width="1.272cm" svg:height="0.462cm" svg:x="2.562cm" svg:y="16.656cm">
          <draw:text-box>
            <text:p text:style-name="P8"><text:span text:style-name="T1">XGBoost</text:span></text:p>
          </draw:text-box>
        </draw:frame>
        <draw:frame draw:style-name="gr14" draw:text-style-name="P9" draw:layer="layout" svg:width="2.335cm" svg:height="0.462cm" svg:x="4.934cm" svg:y="16.656cm">
          <draw:text-box>
            <text:p text:style-name="P8"><text:span text:style-name="T1">Random Forests</text:span></text:p>
          </draw:text-box>
        </draw:frame>
        <draw:frame draw:style-name="gr15" draw:text-style-name="P9" draw:layer="layout" svg:width="1.653cm" svg:height="0.462cm" svg:x="8.178cm" svg:y="16.656cm">
          <draw:text-box>
            <text:p text:style-name="P8"><text:span text:style-name="T1">Linear SVM</text:span></text:p>
          </draw:text-box>
        </draw:frame>
        <draw:frame draw:style-name="gr16" draw:text-style-name="P9" draw:layer="layout" svg:width="0.696cm" svg:height="0.462cm" svg:x="11.568cm" svg:y="16.656cm">
          <draw:text-box>
            <text:p text:style-name="P8"><text:span text:style-name="T1">Logit</text:span></text:p>
          </draw:text-box>
        </draw:frame>
        <draw:polygon draw:style-name="gr17" draw:text-style-name="P1" draw:layer="layout" svg:width="3.527cm" svg:height="3.383cm" svg:x="14.041cm" svg:y="7.017cm" svg:viewBox="0 0 3528 3384" draw:points="0,3384 3528,3384 3528,0 0,0">
          <text:p/>
        </draw:polygon>
        <draw:frame draw:style-name="gr18" draw:text-style-name="P10" draw:layer="layout" svg:width="3.05cm" svg:height="0.564cm" draw:transform="rotate (1.5707963267949) translate (0.027cm 10.221cm)">
          <draw:text-box>
            <text:p text:style-name="P8"><text:span text:style-name="T2">mean MCC ± s.d.</text:span></text:p>
          </draw:text-box>
        </draw:frame>
        <draw:polygon draw:style-name="gr19" draw:text-style-name="P11" draw:layer="layout" svg:width="0.609cm" svg:height="0.61cm" svg:x="14.235cm" svg:y="7.768cm" svg:viewBox="0 0 610 611" draw:points="0,611 610,611 610,0 0,0">
          <text:p/>
        </draw:polygon>
        <draw:polygon draw:style-name="gr5" draw:text-style-name="P4" draw:layer="layout" svg:width="0.56cm" svg:height="0.56cm" svg:x="14.259cm" svg:y="7.793cm" svg:viewBox="0 0 561 561" draw:points="0,561 561,561 561,0 0,0">
          <text:p/>
        </draw:polygon>
        <draw:polygon draw:style-name="gr19" draw:text-style-name="P11" draw:layer="layout" svg:width="0.609cm" svg:height="0.609cm" svg:x="14.235cm" svg:y="8.378cm" svg:viewBox="0 0 610 610" draw:points="0,610 610,610 610,0 0,0">
          <text:p/>
        </draw:polygon>
        <draw:polygon draw:style-name="gr6" draw:text-style-name="P5" draw:layer="layout" svg:width="0.56cm" svg:height="0.559cm" svg:x="14.259cm" svg:y="8.403cm" svg:viewBox="0 0 561 560" draw:points="0,560 561,560 561,0 0,0">
          <text:p/>
        </draw:polygon>
        <draw:polygon draw:style-name="gr19" draw:text-style-name="P11" draw:layer="layout" svg:width="0.609cm" svg:height="0.61cm" svg:x="14.235cm" svg:y="8.987cm" svg:viewBox="0 0 610 611" draw:points="0,611 610,611 610,0 0,0">
          <text:p/>
        </draw:polygon>
        <draw:polygon draw:style-name="gr7" draw:text-style-name="P6" draw:layer="layout" svg:width="0.56cm" svg:height="0.56cm" svg:x="14.259cm" svg:y="9.012cm" svg:viewBox="0 0 561 561" draw:points="0,561 561,561 561,0 0,0">
          <text:p/>
        </draw:polygon>
        <draw:polygon draw:style-name="gr19" draw:text-style-name="P11" draw:layer="layout" svg:width="0.609cm" svg:height="0.609cm" svg:x="14.235cm" svg:y="9.597cm" svg:viewBox="0 0 610 610" draw:points="0,610 610,610 610,0 0,0">
          <text:p/>
        </draw:polygon>
        <draw:polygon draw:style-name="gr8" draw:text-style-name="P7" draw:layer="layout" svg:width="0.56cm" svg:height="0.559cm" svg:x="14.259cm" svg:y="9.622cm" svg:viewBox="0 0 561 560" draw:points="0,560 561,560 561,0 0,0">
          <text:p/>
        </draw:polygon>
        <draw:frame draw:style-name="gr20" draw:text-style-name="P10" draw:layer="layout" svg:width="1.293cm" svg:height="0.564cm" svg:x="14.235cm" svg:y="7.087cm">
          <draw:text-box>
            <text:p text:style-name="P8"><text:span text:style-name="T2">method</text:span></text:p>
          </draw:text-box>
        </draw:frame>
        <draw:frame draw:style-name="gr13" draw:text-style-name="P9" draw:layer="layout" svg:width="1.272cm" svg:height="0.462cm" svg:x="15.038cm" svg:y="7.823cm">
          <draw:text-box>
            <text:p text:style-name="P8"><text:span text:style-name="T3">XGBoost</text:span></text:p>
          </draw:text-box>
        </draw:frame>
        <draw:frame draw:style-name="gr14" draw:text-style-name="P9" draw:layer="layout" svg:width="2.335cm" svg:height="0.462cm" svg:x="15.038cm" svg:y="8.432cm">
          <draw:text-box>
            <text:p text:style-name="P8"><text:span text:style-name="T3">Random Forests</text:span></text:p>
          </draw:text-box>
        </draw:frame>
        <draw:frame draw:style-name="gr15" draw:text-style-name="P9" draw:layer="layout" svg:width="1.653cm" svg:height="0.462cm" svg:x="15.038cm" svg:y="9.042cm">
          <draw:text-box>
            <text:p text:style-name="P8"><text:span text:style-name="T3">Linear SVM</text:span></text:p>
          </draw:text-box>
        </draw:frame>
        <draw:frame draw:style-name="gr16" draw:text-style-name="P9" draw:layer="layout" svg:width="0.696cm" svg:height="0.462cm" svg:x="15.038cm" svg:y="9.652cm">
          <draw:text-box>
            <text:p text:style-name="P8"><text:span text:style-name="T3">Logit</text:span></text:p>
          </draw:text-box>
        </draw:frame>
        <draw:frame draw:style-name="gr21" draw:text-style-name="P12" draw:layer="layout" svg:width="4.807cm" svg:height="0.657cm" svg:x="5.146cm" svg:y="-0.022cm">
          <draw:text-box>
            <text:p text:style-name="P8"><text:span text:style-name="T4">event type classification</text:span></text:p>
          </draw:text-box>
        </draw:frame>
        <draw:frame draw:style-name="gr22" draw:text-style-name="P13" draw:layer="layout" svg:width="0.777cm" svg:height="0.462cm" svg:x="0.723cm" svg:y="1.838cm">
          <draw:text-box>
            <text:p text:style-name="P8"><text:span text:style-name="T1">0.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44cm" fo:page-height="17.7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15T13:57:59.203594411</dc:date>
    <meta:editing-duration>PT1M43S</meta:editing-duration>
    <meta:editing-cycles>3</meta:editing-cycles>
    <meta:generator>LibreOffice/5.1.6.2$Linux_X86_64 LibreOffice_project/10m0$Build-2</meta:generator>
    <meta:document-statistic meta:object-count="56"/>
  </office:meta>
</office:document-meta>
</file>